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646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ffffff" style:font-name="Segoe UI" fo:font-size="28pt" fo:text-shadow="1pt 1pt" style:font-size-asian="28pt" style:font-size-complex="28pt"/>
    </style:style>
    <style:style style:name="T3" style:family="text">
      <style:text-properties fo:color="#ffffff" style:text-position="super 58%" style:font-name="Segoe UI" fo:font-size="26pt" fo:text-shadow="1pt 1pt" style:font-size-asian="26pt" style:font-size-complex="26pt"/>
    </style:style>
    <style:style style:name="T4" style:family="text">
      <style:text-properties fo:color="#ffffff" style:font-name="Segoe UI" fo:font-size="26pt" fo:text-shadow="1pt 1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2.774cm" svg:x="1.778cm" svg:y="0.508cm">
          <draw:text-box>
            <text:p text:style-name="P1"><text:span text:style-name="T1">Old Testament Reading</text:span></text:p>
            <text:p text:style-name="P1"><text:span text:style-name="T2">Jeremiah 1:4-1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5.146cm" svg:height="5.111cm" svg:x="1.524cm" svg:y="0.254cm">
          <draw:text-box>
            <text:p><text:span text:style-name="T3">4</text:span><text:span text:style-name="T4"> Now the word of the Lord came to me, saying, </text:span><text:span text:style-name="T3">5</text:span><text:span text:style-name="T4"> “Before I formed you in the womb I knew you, and before you were born I consecrated you; I appointed you a prophet to the nations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5.146cm" svg:height="6.326cm" svg:x="1.524cm" svg:y="0.254cm">
          <draw:text-box>
            <text:p><text:span text:style-name="T3">6</text:span><text:span text:style-name="T4"> Then I said, “Ah, Lord God! Behold, I do not know how to speak, for I am only a youth.”</text:span></text:p>
            <text:p><text:span text:style-name="T3">7</text:span><text:span text:style-name="T4"> But the Lord said to me, “Do not say, ‘I am only a youth’;</text:span></text:p>
            <text:p><text:span text:style-name="T4">for to all to whom I send you, you shall go, and whatever I command you, you shall speak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2" draw:layer="layout" svg:width="25.146cm" svg:height="6.326cm" svg:x="1.524cm" svg:y="0.254cm">
          <draw:text-box>
            <text:p><text:span text:style-name="T3">8</text:span><text:span text:style-name="T4"> Do not be afraid of them, for I am with you to deliver you,</text:span></text:p>
            <text:p><text:span text:style-name="T4"><text:s text:c="4"/></text:span><text:span text:style-name="T4">declares the Lord.”</text:span></text:p>
            <text:p><text:span text:style-name="T3">9</text:span><text:span text:style-name="T4"> Then the Lord put out his hand and touched my mouth. And the Lord said to me, “Behold, I have put my words in your mou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2" draw:layer="layout" svg:width="25.146cm" svg:height="3.896cm" svg:x="1.524cm" svg:y="0.254cm">
          <draw:text-box>
            <text:p><text:span text:style-name="T3">10 </text:span><text:span text:style-name="T4">See, I have set you this day over nations and over kingdoms, to pluck up and to break down, to destroy and to overthrow, to build and to plant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9T16:47:13.593000000</meta:creation-date>
    <dc:date>2016-01-29T21:00:30.904000000</dc:date>
    <meta:editing-duration>PT12M24S</meta:editing-duration>
    <meta:editing-cycles>3</meta:editing-cycles>
    <meta:generator>LibreOffice/5.0.4.2$Windows_x86 LibreOffice_project/2b9802c1994aa0b7dc6079e128979269cf95bc78</meta:generator>
    <meta:document-statistic meta:object-count="36"/>
  </office:meta>
</office:document-meta>
</file>